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Address.FullAddress( String countryId , String provinceName , String cityId , String streetAddress , String zi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llAddress.getC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CityId( String c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StreetAddress( String street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FullAddress( String countryId , String countryName , String provinceName , String cityId , String cityName , String streetAddress , String zi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llAddress.getStre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getCount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hashCo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ullAddress.to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ullAddress.getZip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CityName( String c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getProvin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getCount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CountryId( String count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ZipCode( String zi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ProvinceName( String provin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getC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setCountryName( String count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Address.Ful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ullAddress.equals( Object obj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